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officeooo:rsid="00090ef9"/>
    </style:style>
    <style:style style:name="T2" style:family="text">
      <style:text-properties officeooo:rsid="000a7a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Software Requirements</text:p>
      <text:p text:style-name="Title">Specification</text:p>
      <text:p text:style-name="P2"/>
      <text:h text:style-name="P1" text:outline-level="1">1. Introduction</text:h>
      <text:p text:style-name="Text_20_body">This section gives a scope description and overview of everything included in this SRS document. Also, the purpose for this document is described and a list of abbreviations and definitions is provided.</text:p>
      <text:h text:style-name="Heading_20_2" text:outline-level="2">1.1 Purpose</text:h>
      <text:p text:style-name="Text_20_body">The purpose of this document is to give a detailed description of the requirements for the “<text:span text:style-name="T1">Event Express</text:span>” (<text:span text:style-name="T1">EE</text:span>) <text:span text:style-name="T1">web-based </text:span>software. It will illustrate the purpose and complete declaration for the development of system. This document is primarily intended to be proposed to a customer for its approval and a reference for developing the first version of the system for the development team.</text:p>
      <text:h text:style-name="Heading_20_2" text:outline-level="2">1.2 Scope</text:h>
      <text:p text:style-name="Text_20_body">The “<text:span text:style-name="T1">Event Express</text:span>” is a <text:span text:style-name="T1">web</text:span>-based application which helps people to find the <text:span text:style-name="T1">events</text:span> based on the user’s <text:span text:style-name="T1">interests</text:span>, <text:span text:style-name="T1">the number of peoples are going to the event</text:span>. The application should be free to <text:span text:style-name="T1">use</text:span> from either <text:span text:style-name="T1">a desktop, a laptop, a tablet or</text:span> a mobile phone or similar services.</text:p>
      <text:p text:style-name="Text_20_body"><text:span text:style-name="T1">Administrator</text:span> <text:span text:style-name="T1">of the EE platform </text:span>can provide their <text:span text:style-name="T1">users</text:span> information using the web-portal. This information will act as the bases for the search results displayed to the user. An administrator also uses the web-portal in order to administer the system and keep the information accurate. The administrator can, for instance, verify <text:span text:style-name="T1">events</text:span> and manage <text:span text:style-name="T1">events’ and </text:span>user’<text:span text:style-name="T1">s</text:span> information <text:span text:style-name="T1">and activity</text:span>.</text:p>
      <text:p text:style-name="Text_20_body">Furthermore, the software needs Internet to fetch and display results. All system information is maintained in a database, which is located on a web-server. The application also has the capability of representing both summary and detailed information about the <text:span text:style-name="T1">events as well as events grouped by date of the event, by intention to visit the events</text:span>. <text:span text:style-name="T2">The application also gives a user possibility to create and share an event, search for a user or user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5:08:43.489933121</meta:creation-date>
    <dc:date>2019-11-26T15:23:56.125083742</dc:date>
    <meta:editing-duration>PT3M3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3" meta:paragraph-count="10" meta:word-count="289" meta:character-count="1787" meta:non-whitespace-character-count="1507"/>
  </office:meta>
</office:document-meta>
</file>